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projet a été l'occasion pour moi d’appréhender le développement orienté jeux video. Je me suis essentiellement occupé du level-design du jeu, j'ai aussi apporté ma contribution au niveau de la conception mais à un niveau moindre que les autres. Mon rôle a été de concevoir et mettre en place les outils nécessaire à la construction d'un level-design (création de certains objets de décors, gestion de la création des murs, mise en place de la factory de l'étage …). Au final ce projet m'a conforté dans mon opinion qui est la suivante : il est nécessaire de s'organiser chaque jour et de définir des objectifs journaliers, de cette manière le travail avance plus vite (but conc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urt </meta:initial-creator>
    <meta:creation-date>2013-01-06T09:10:24</meta:creation-date>
    <meta:generator>LibreOffice/3.5$Linux_x86 LibreOffice_project/350m1$Build-2</meta:generator>
    <dc:date>2013-01-06T09:17:56</dc:date>
    <dc:creator>Fourt </dc:creator>
    <meta:editing-duration>PT4M28S</meta:editing-duration>
    <meta:editing-cycles>3</meta:editing-cycles>
    <meta:document-statistic meta:table-count="0" meta:image-count="0" meta:object-count="0" meta:page-count="1" meta:paragraph-count="1" meta:word-count="116" meta:character-count="685" meta:non-whitespace-character-count="570"/>
  </office:meta>
</office:document-meta>
</file>